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16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b9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66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ac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c2e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ce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e8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4d2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63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a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e5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d0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6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e5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d0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201641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206b43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21e508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MathematicaFormatStandardForm"><text:span text:style-name="T1"><draw:frame draw:style-name="fr1" draw:name="Object213" text:anchor-type="as-char" svg:y="-0.2228in" svg:width="1.4744in" svg:height="0.3665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6" text:anchor-type="as-char" svg:y="-0.1839in" svg:width="1.3744in" svg:height="0.3252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7" text:anchor-type="as-char" svg:y="-0.2228in" svg:width="1.1362in" svg:height="0.363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7"><text:span text:style-name="MathematicaFormatStandardForm"><text:span text:style-name="T5">...</text:span></text:span></text:p>
        <text:p text:style-name="P2"><text:span text:style-name="MathematicaFormatStandardForm"><text:span text:style-name="T6"/></text:span></text:p>
        <text:p text:style-name="P3"><text:span text:style-name="MathematicaFormatStandardForm"><text:span text:style-name="T1"><draw:frame draw:style-name="fr1" draw:name="Object51" text:anchor-type="as-char" svg:y="-0.2228in" svg:width="1.2638in" svg:height="0.3665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2" text:anchor-type="as-char" svg:y="-0.2228in" svg:width="1.5874in" svg:height="0.366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3" text:anchor-type="as-char" svg:y="-0.2228in" svg:width="1.9154in" svg:height="0.3665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5"><text:span text:style-name="MathematicaFormatStandardForm"><text:span text:style-name="T1"><draw:frame draw:style-name="fr1" draw:name="Object58" text:anchor-type="as-char" svg:y="-0.2339in" svg:width="1.3409in" svg:height="0.378in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19"><text:span text:style-name="MathematicaFormatStandardForm"><text:span text:style-name="T3">…</text:span></text:span></text:p>
        <text:p text:style-name="P19"><text:span text:style-name="MathematicaFormatStandardForm"><text:span text:style-name="T3"/></text:span></text:p>
        <text:p text:style-name="P4"><text:span text:style-name="MathematicaFormatStandardForm"><text:span text:style-name="T1"><draw:frame draw:style-name="fr1" draw:name="Object56" text:anchor-type="as-char" svg:y="-0.2228in" svg:width="1.5799in" svg:height="0.3665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  <text:p text:style-name="P4"><text:span text:style-name="MathematicaFormatStandardForm"><text:span text:style-name="T2"/></text:span></text:p>
        <text:p text:style-name="P4"><text:span text:style-name="MathematicaFormatStandardForm"><text:span text:style-name="T1"><draw:frame draw:style-name="fr1" draw:name="Object57" text:anchor-type="as-char" svg:y="-0.2228in" svg:width="1.5854in" svg:height="0.3665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<text:p text:style-name="P4"><text:span text:style-name="MathematicaFormatStandardForm"><text:span text:style-name="T1"/></text:span></text:p>
        <text:p text:style-name="P4"><text:span text:style-name="MathematicaFormatStandardForm"><text:span text:style-name="T1">…</text:span></text:span></text:p>
        <text:p text:style-name="P4"><text:span text:style-name="MathematicaFormatStandardForm"><text:span text:style-name="T1"/></text:span></text:p>
        <text:p text:style-name="P6"><text:span text:style-name="MathematicaFormatStandardForm"><text:span text:style-name="T1"><draw:frame draw:style-name="fr1" draw:name="Object59" text:anchor-type="as-char" svg:y="-0.2228in" svg:width="2.0756in" svg:height="0.3665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<text:p text:style-name="P20"><text:span text:style-name="MathematicaFormatStandardForm"><text:span text:style-name="T3"><draw:frame draw:style-name="fr1" draw:name="Object2" text:anchor-type="as-char" svg:y="-0.2339in" svg:width="1.1661in" svg:height="0.3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7"><text:span text:style-name="MathematicaFormatStandardForm"><text:span text:style-name="T4"/></text:span></text:p>
        <text:p text:style-name="P7"><text:span text:style-name="MathematicaFormatStandardForm"><text:span text:style-name="T3"><draw:frame draw:style-name="fr1" draw:name="Object3" text:anchor-type="as-char" svg:y="-0.2339in" svg:width="1.6398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4" text:anchor-type="as-char" svg:y="-0.2339in" svg:width="2.0283in" svg:height="0.393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5" text:anchor-type="as-char" svg:y="-0.2339in" svg:width="2.228in" svg:height="0.3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8"><text:span text:style-name="MathematicaFormatStandardForm"><text:span text:style-name="T3"><draw:frame draw:style-name="fr1" draw:name="Object13" text:anchor-type="as-char" svg:y="-0.2228in" svg:width="1.2909in" svg:height="0.3827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6" text:anchor-type="as-char" svg:y="-0.2339in" svg:width="1.3311in" svg:height="0.3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7" text:anchor-type="as-char" svg:y="-0.2339in" svg:width="1.822in" svg:height="0.393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8" text:anchor-type="as-char" svg:y="-0.2339in" svg:width="2.3244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9" text:anchor-type="as-char" svg:y="-0.2228in" svg:width="1.522in" svg:height="0.38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0" text:anchor-type="as-char" svg:y="-0.2339in" svg:width="2.702in" svg:height="0.393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8"><text:span text:style-name="MathematicaFormatStandardForm"><text:span text:style-name="T3"><draw:frame draw:style-name="fr1" draw:name="Object14" text:anchor-type="as-char" svg:y="-0.2228in" svg:width="1.4772in" svg:height="0.3827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9" text:anchor-type="as-char" svg:y="-0.2339in" svg:width="1.4665in" svg:height="0.3937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1" text:anchor-type="as-char" svg:y="-0.2339in" svg:width="1.9543in" svg:height="0.3937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2" text:anchor-type="as-char" svg:y="-0.2339in" svg:width="2.4571in" svg:height="0.3937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6" text:anchor-type="as-char" svg:y="-0.2228in" svg:width="1.6299in" svg:height="0.3827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0" text:anchor-type="as-char" svg:y="-0.2339in" svg:width="2.9445in" svg:height="0.3937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5" text:anchor-type="as-char" svg:y="-0.2228in" svg:width="1.5839in" svg:height="0.3827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1" text:anchor-type="as-char" svg:y="-0.2228in" svg:width="2.1063in" svg:height="0.3827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10"><text:span text:style-name="MathematicaFormatStandardForm"><text:span text:style-name="T3"><draw:frame draw:style-name="fr1" draw:name="Object23" text:anchor-type="as-char" svg:y="-0.2339in" svg:width="2.5465in" svg:height="0.3937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2" text:anchor-type="as-char" svg:y="-0.228in" svg:width="2.5236in" svg:height="0.3874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7" text:anchor-type="as-char" svg:y="-0.2228in" svg:width="2.1339in" svg:height="0.3827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8" text:anchor-type="as-char" svg:y="-0.2228in" svg:width="2.3252in" svg:height="0.3827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" text:anchor-type="as-char" svg:y="-0.2228in" svg:width="2.2102in" svg:height="0.3827in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7"><text:span text:style-name="MathematicaFormatStandardForm"><text:span text:style-name="T4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4"/></text:span></text:p>
        <text:p text:style-name="P11"><text:span text:style-name="MathematicaFormatStandardForm"><text:span text:style-name="T5"/></text:span></text:p>
        <text:p text:style-name="P21"><text:span text:style-name="MathematicaFormatStandardForm"><text:span text:style-name="T3"><draw:frame draw:style-name="fr1" draw:name="Object24" text:anchor-type="as-char" svg:y="-0.2339in" svg:width="0.978in" svg:height="0.375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<text:p text:style-name="P11"><text:span text:style-name="MathematicaFormatStandardForm"><text:span text:style-name="T4"/></text:span></text:p>
        <text:p text:style-name="P11"><text:span text:style-name="MathematicaFormatStandardForm"><text:span text:style-name="T3"><draw:frame draw:style-name="fr1" draw:name="Object25" text:anchor-type="as-char" svg:y="-0.2339in" svg:width="1.361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6" text:anchor-type="as-char" svg:y="-0.2339in" svg:width="1.7583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7" text:anchor-type="as-char" svg:y="-0.2339in" svg:width="1.7429in" svg:height="0.375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8" text:anchor-type="as-char" svg:y="-0.1555in" svg:width="1.0071in" svg:height="0.206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2"><text:span text:style-name="MathematicaFormatStandardForm"><text:span text:style-name="T3"><draw:frame draw:style-name="fr1" draw:name="Object29" text:anchor-type="as-char" svg:y="-0.2339in" svg:width="1.2417in" svg:height="0.3752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<text:p text:style-name="P12"><text:span text:style-name="MathematicaFormatStandardForm"><text:span text:style-name="T3"/></text:span></text:p>
        <text:p text:style-name="P11"><text:span text:style-name="MathematicaFormatStandardForm"><text:span text:style-name="T3">…</text:span></text:span></text:p>
        <text:p text:style-name="P11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1" text:anchor-type="as-char" svg:y="-0.2339in" svg:width="1.161in" svg:height="0.3752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<text:p text:style-name="P13"><text:span text:style-name="MathematicaFormatStandardForm"><text:span text:style-name="T4"/></text:span></text:p>
        <text:p text:style-name="P13"><text:span text:style-name="MathematicaFormatStandardForm"><text:span text:style-name="T3"><draw:frame draw:style-name="fr1" draw:name="Object32" text:anchor-type="as-char" svg:y="-0.2339in" svg:width="1.6307in" svg:height="0.3752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3" text:anchor-type="as-char" svg:y="-0.2339in" svg:width="2.0299in" svg:height="0.3752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4" text:anchor-type="as-char" svg:y="-0.2339in" svg:width="2.3543in" svg:height="0.3752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0" text:anchor-type="as-char" svg:y="-0.1555in" svg:width="1.0071in" svg:height="0.2063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…</text:span></text:span></text:p>
        <text:p text:style-name="P13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6" text:anchor-type="as-char" svg:y="-0.1555in" svg:width="1.5626in" svg:height="0.2063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7" text:anchor-type="as-char" svg:y="-0.1555in" svg:width="1.7516in" svg:height="0.2063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8" text:anchor-type="as-char" svg:y="-0.1555in" svg:width="1.6575in" svg:height="0.2063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9" text:anchor-type="as-char" svg:y="-0.1555in" svg:width="1.4134in" svg:height="0.2063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40" text:anchor-type="as-char" svg:y="-0.1555in" svg:width="2.6398in" svg:height="0.2063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5" text:anchor-type="as-char" svg:y="-0.1555in" svg:width="1.3681in" svg:height="0.2063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5"><text:span text:style-name="MathematicaFormatStandardForm"><text:span text:style-name="T3">…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2" text:anchor-type="as-char" svg:y="-0.2228in" svg:width="2.1063in" svg:height="0.3827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3" text:anchor-type="as-char" svg:y="-0.2339in" svg:width="2.0457in" svg:height="0.3752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4" text:anchor-type="as-char" svg:y="-0.228in" svg:width="2.3075in" svg:height="0.3874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5" text:anchor-type="as-char" svg:y="-0.1626in" svg:width="1.6335in" svg:height="0.286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6" text:anchor-type="as-char" svg:y="-0.202in" svg:width="1.8244in" svg:height="0.3457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1" text:anchor-type="as-char" svg:y="-0.2228in" svg:width="1.6154in" svg:height="0.3638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<text:p text:style-name="P22"><text:span text:style-name="MathematicaFormatStandardForm"><text:span text:style-name="T3"><draw:frame draw:style-name="fr1" draw:name="Object47" text:anchor-type="as-char" svg:y="-0.2366in" svg:width="1.6244in" svg:height="0.3772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<text:p text:style-name="P16"><text:span text:style-name="MathematicaFormatStandardForm"><text:span text:style-name="T3"><draw:frame draw:style-name="fr1" draw:name="Object48" text:anchor-type="as-char" svg:y="-0.2366in" svg:width="2.7953in" svg:height="0.37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<text:p text:style-name="P16"><text:span text:style-name="MathematicaFormatStandardForm"><text:span text:style-name="T3"><draw:frame draw:style-name="fr1" draw:name="Object50" text:anchor-type="as-char" svg:y="-0.2366in" svg:width="2.6508in" svg:height="0.3772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><draw:frame draw:style-name="fr1" draw:name="Object49" text:anchor-type="as-char" svg:y="-0.1437in" svg:width="1.2807in" svg:height="0.1945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>…</text:span></text:span></text:p>
        <text:p text:style-name="P16"><text:span text:style-name="MathematicaFormatStandardForm"><text:span text:style-name="T3"/></text:span></text:p>
        <text:p text:style-name="P17"><text:span text:style-name="MathematicaFormatStandardForm"><text:span text:style-name="T3"><draw:frame draw:style-name="fr1" draw:name="Object54" text:anchor-type="as-char" svg:y="-0.2366in" svg:width="1.8102in" svg:height="0.3772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<text:p text:style-name="P17"><text:span text:style-name="MathematicaFormatStandardForm"><text:span text:style-name="T3"><draw:frame draw:style-name="fr1" draw:name="Object55" text:anchor-type="as-char" svg:y="-0.2366in" svg:width="2.9925in" svg:height="0.3772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7"><text:span text:style-name="MathematicaFormatStandardForm"><text:span text:style-name="T3">…</text:span></text:span></text:p>
        <text:p text:style-name="P17"><text:span text:style-name="MathematicaFormatStandardForm"><text:span text:style-name="T3"/></text:span></text:p>
        <text:p text:style-name="P17"><text:span text:style-name="MathematicaFormatStandardForm"><text:span text:style-name="T7">LOG?</text:span></text:span></text:p>
        <text:p text:style-name="P16"><text:span text:style-name="MathematicaFormatStandardForm"><text:span text:style-name="T3"/></text:span></text:p>
        <text:p text:style-name="P18"><text:span text:style-name="MathematicaFormatStandardForm"><text:span text:style-name="T8">Can't tell if this is interesting or a dead end.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0:21:49.750000000</meta:creation-date>
    <dc:date>2015-12-26T11:58:09.138000000</dc:date>
    <meta:editing-duration>P1DT8H17M35S</meta:editing-duration>
    <meta:editing-cycles>37</meta:editing-cycles>
    <meta:generator>LibreOffice/5.2.5.1$Windows_x86 LibreOffice_project/0312e1a284a7d50ca85a365c316c7abbf20a4d22</meta:generator>
    <meta:document-statistic meta:table-count="0" meta:image-count="0" meta:object-count="62" meta:page-count="4" meta:paragraph-count="76" meta:word-count="23" meta:character-count="74" meta:non-whitespace-character-count="65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10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p>
            <mi>x</mi>
            <mrow>
              <mrow>
                <mo stretchy="false">−</mo>
                <mi>s</mi>
              </mrow>
              <mrow>
                <mo fence="true" stretchy="false">(</mo>
                <mrow>
                  <mrow>
                    <mi>j</mi>
                    <mo stretchy="false">+</mo>
                    <mi>k</mi>
                  </mrow>
                </mrow>
                <mo fence="true" stretchy="false">)</mo>
              </mrow>
            </mrow>
          </msup>
        </mrow>
      </mrow>
    </mrow>
    <annotation encoding="StarMath 5.0">[(1 over {1-x^-s}-1)^2]^{"+"}_n = sum from j = 1 to {n-1} sum from k = 1 to n-j x^{ -s(j+k) }</annotation>
  </semantics>
</math>
</file>

<file path=Object 1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  <mo stretchy="false">+</mo>
                      <mi>l</mi>
                    </mrow>
                  </mrow>
                  <mo fence="true" stretchy="false">)</mo>
                </mrow>
              </mrow>
            </msup>
          </mrow>
        </mrow>
      </mrow>
    </mrow>
    <annotation encoding="StarMath 5.0">[(1 over {1-x^-s}-1)^3]^{"+"}_n = sum from j = 1 to {n-2} sum from k = 1 to {n-j-1} sum from l = 1 to n-j-k x^{ -s(j+k+l) }</annotation>
  </semantics>
</math>
</file>

<file path=Object 1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1 over {1-x^-s}-1)^k]^{"+"}_n = 0 if k&gt;n</annotation>
  </semantics>
</math>
</file>

<file path=Object 13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sup>
            <mi>x</mi>
            <mrow>
              <mrow>
                <mo stretchy="false">−</mo>
                <mi>s</mi>
              </mrow>
              <mi>j</mi>
            </mrow>
          </msup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-s}-1 )^k]^{"+"}_n = sum from j = 1 to n-k+1 x^{-s j} cdot [ (1 over {1-x^-s}-1)^{k-1} ]^{"+"}_{ n-j }</annotation>
  </semantics>
</math>
</file>

<file path=Object 1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( binom{z}{k} )[(1 over {1-x^-s}-1)^k]^{"+"}_n</annotation>
  </semantics>
</math>
</file>

<file path=Object 1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-s})]^{"+"}_n = sum from k = 1 {(-1)^{k+1} over k}[(1 over {1-x^-s}-1)^k]^{"+"}_n</annotation>
  </semantics>
</math>
</file>

<file path=Object 1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log (1 over {1-x^-s})]^{"+"}_n = lim from {z rightarrow 0}{} { partial over {partial z }}[(1 over {1-x^-s})^z]^{"+"}_n</annotation>
  </semantics>
</math>
</file>

<file path=Object 1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(log (1 over {1-x^-s}))^k]^{"+"}_n = lim from {z rightarrow 0}{} { partial^k over {partial z^k }}[ (1 over {1-x^-s})^z ]^{"+"}_n</annotation>
  </semantics>
</math>
</file>

<file path=Object 1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1 over {1-x^-s}))^0]^{"+"}_n = bold{ 1 }_{ n&gt;=0 }( n )</annotation>
  </semantics>
</math>
</file>

<file path=Object 1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-s})^0]^{"+"}_n = bold{ 1 }_{ n&gt;=0 }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-s}-1)^0]^{"+"}_n = bold{ 1 }_{ n&gt;=0 }( n )</annotation>
  </semantics>
</math>
</file>

<file path=Object 2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i>j</mi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log (1 over {1-x^-s}))^k]^{"+"}_n = sum from j = 1 to n-k+1 {x^{-s j} over j} cdot [ (log (1 over {1-x^-s}))^{k-1} ]^{"+"}_{ n-j }</annotation>
  </semantics>
</math>
</file>

<file path=Object 2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log (1 over {1-x^-s}))^k]^{"+"}_n = 0 if k&gt;n</annotation>
  </semantics>
</math>
</file>

<file path=Object 23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x</mi>
            <mrow>
              <mrow>
                <mo stretchy="false">−</mo>
                <mi>s</mi>
              </mrow>
              <mi>j</mi>
            </mrow>
          </msup>
          <mi>j</mi>
        </mfrac>
      </mrow>
    </mrow>
    <annotation encoding="StarMath 5.0">[log(1 over {1-x^-s})]^{"+"}_n = sum from j = 1 to n {x^{ -s j } over j}</annotation>
  </semantics>
</math>
</file>

<file path=Object 24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o stretchy="false">⋅</mo>
              <mi>k</mi>
            </mrow>
          </mfrac>
        </mrow>
      </mrow>
    </mrow>
    <annotation encoding="StarMath 5.0">[(log(1 over {1-x^-s}))^2]^{"+"}_n = sum from j = 1 to {n-1} sum from k = 1 to n-j {{x^{ -s(j+k) }}over { j cdot k }}</annotation>
  </semantics>
</math>
</file>

<file path=Object 25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sup>
                <mrow>
                  <mo fence="true" stretchy="false">(</mo>
                  <mrow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  <mo fence="true" stretchy="false">)</mo>
                </mrow>
                <mn>3</mn>
              </msup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o stretchy="false">⋅</mo>
                <mi>k</mi>
                <mo stretchy="false">⋅</mo>
                <mi>l</mi>
              </mrow>
            </mfrac>
          </mrow>
        </mrow>
      </mrow>
    </mrow>
    <annotation encoding="StarMath 5.0">[log((1 over {1-x^-s}))^3]^{"+"}_n = sum from j = 1 to {n-2} sum from k = 1 to {n-j-1} sum from l = 1 to n-j-k {x^{ -s(j+k+l) } over {j cdot k cdot l}}</annotation>
  </semantics>
</math>
</file>

<file path=Object 2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j</mi>
            </msup>
          </mrow>
          <mo fence="true" stretchy="false">]</mo>
        </mrow>
        <mi>n</mi>
        <mtext>+</mtext>
      </msubsup>
    </mrow>
    <annotation encoding="StarMath 5.0">[(1 over {1-x^-s}-1)^k]^{"+"}_n = sum from j = 0 to k (-1)^{k-j}( binom{k}{j} )[(1 over {1-x^-s})^j]^{"+"}_n</annotation>
  </semantics>
</math>
</file>

<file path=Object 27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frac>
          <msup>
            <mi>x</mi>
            <mrow>
              <mrow>
                <mo stretchy="false">−</mo>
                <mi>s</mi>
              </mrow>
              <mo stretchy="false">⋅</mo>
              <mi>j</mi>
            </mrow>
          </msup>
          <mrow>
            <mi>j</mi>
            <mi>!</mi>
          </mrow>
        </mfrac>
      </mrow>
    </mrow>
    <annotation encoding="StarMath 5.0">[e^{x^-s}]^{"+"}_n = sum from j = 0 to n {x^{ -s cdot j } over {j!}}</annotation>
  </semantics>
</math>
</file>

<file path=Object 28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n>2</mn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e^{2 x^-s}]^{"+"}_n = sum from j = 0 to n sum from k = 0 to n-j {x^{ -s(j+k) } over { j! cdot k! }}</annotation>
  </semantics>
</math>
</file>

<file path=Object 29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n>3</mn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e^{3 x^-s}]^{"+"}_n = sum from j = 0 to n sum from k = 0 to n-j sum from l = 0 to n-j-k {x^{ -s(j+k+l) } over {j! cdot k! cdot l!}}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30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i>k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i>e</mi>
                <mrow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e^{k cdot x^-s}]^{"+"}_n = sum from j = 0 to n {x^{-s j} over {j!}} cdot [ e^{(k-1) cdot x^-s} ]^{"+"}_{ n-j }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n>0</mn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 cdot x^-s}]^{"+"}_n = bold{ 1 }_{ n&gt;=0 }( n )</annotation>
  </semantics>
</math>
</file>

<file path=Object 32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row>
              <mo stretchy="false">−</mo>
              <mi>s</mi>
            </mrow>
            <mo stretchy="false">⋅</mo>
            <mi>k</mi>
          </mrow>
        </msup>
      </mrow>
    </mrow>
    <annotation encoding="StarMath 5.0">[e^{z cdot x^-s}]^{"+"}_n = sum from k = 0 to n {z^k over {k!}}cdot x^{ -s cdot k }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n>0</mn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 cdot x^-s}]^{"+"}_n = bold{ 1 }_{ n&gt;=0 }( n )</annotation>
  </semantics>
</math>
</file>

<file path=Object 34/content.xml><?xml version="1.0" encoding="utf-8"?>
<math xmlns="http://www.w3.org/1998/Math/MathML" display="block">
  <semantics>
    <mrow>
      <msubsup>
        <mrow>
          <mo fence="true" stretchy="false">[</mo>
          <mrow>
            <mrow>
              <msup>
                <mi>e</mi>
                <msup>
                  <mi>x</mi>
                  <mrow>
                    <mo stretchy="false">−</mo>
                    <mi>s</mi>
                  </mrow>
                </msup>
              </msup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x</mi>
            <mrow>
              <mrow>
                <mo stretchy="false">−</mo>
                <mi>s</mi>
              </mrow>
              <mo stretchy="false">⋅</mo>
              <mi>j</mi>
            </mrow>
          </msup>
          <mrow>
            <mi>j</mi>
            <mi>!</mi>
          </mrow>
        </mfrac>
      </mrow>
    </mrow>
    <annotation encoding="StarMath 5.0">[e^{x^-s}-1]^{"+"}_n = sum from j = 1 to n {x^{ -s cdot j } over {j!}}</annotation>
  </semantics>
</math>
</file>

<file path=Object 35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(e^{x^-s}-1)^2]^{"+"}_n = sum from j = 1 to n-1 sum from k = 1 to n-j {x^{ -s(j+k) } over { j! cdot k! }}</annotation>
  </semantics>
</math>
</file>

<file path=Object 3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(e^{x^-s}-1)^3]^{"+"}_n = sum from j = 1 to n-2 sum from k = 1 to n-1 sum from l = 1 to n-j-k {x^{ -s(j+k+l) } over {j! cdot k! cdot l!}}</annotation>
  </semantics>
</math>
</file>

<file path=Object 3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e^{x^-s}-1)^k]^{"+"}_n = sum from j = 1 to n-k+1 {x^{-s j} over {j!}} cdot [ (e^{x^-s} -1)^(k-1)]^{"+"}_{ n-j }</annotation>
  </semantics>
</math>
</file>

<file path=Object 3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e^{x^{-s}}))^0]^{"+"}_n = bold{ 1 }_{ n&gt;=0 }( n )</annotation>
  </semantics>
</math>
</file>

<file path=Object 3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0</mn>
            </mrow>
          </mrow>
          <mo fence="true" stretchy="false">)</mo>
        </mrow>
      </mrow>
      <mi>?</mi>
      <msup>
        <mi>x</mi>
        <mrow>
          <mo stretchy="false">−</mo>
          <mi>s</mi>
        </mrow>
      </msup>
      <mi mathvariant="normal">:</mi>
      <mn>0</mn>
    </mrow>
    <annotation encoding="StarMath 5.0">[log(e^{x^-s})]^{"+"}_n = (n&gt;0) ? x^{ -s }:0</annotation>
  </semantics>
</math>
</file>

<file path=Object 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 {z^k over {k!}} [(log (1 over {1-x^-s}))^k]^{"+"}_n</annotation>
  </semantics>
</math>
</file>

<file path=Object 4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1</mn>
            </mrow>
          </mrow>
          <mo fence="true" stretchy="false">)</mo>
        </mrow>
      </mrow>
      <mi>?</mi>
      <msup>
        <mi>x</mi>
        <mrow>
          <mrow>
            <mo stretchy="false">−</mo>
            <mn>2</mn>
          </mrow>
          <mi>s</mi>
        </mrow>
      </msup>
      <mi mathvariant="normal">:</mi>
      <mn>0</mn>
    </mrow>
    <annotation encoding="StarMath 5.0">[(log(e^{x^-s}))^2]^{"+"}_n = (n&gt;1) ? x^{ -2 s }:0</annotation>
  </semantics>
</math>
</file>

<file path=Object 4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up>
                  <mrow>
                    <mo fence="true" stretchy="false">(</mo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2</mn>
            </mrow>
          </mrow>
          <mo fence="true" stretchy="false">)</mo>
        </mrow>
      </mrow>
      <mi>?</mi>
      <msup>
        <mi>x</mi>
        <mrow>
          <mrow>
            <mo stretchy="false">−</mo>
            <mn>3</mn>
          </mrow>
          <mi>s</mi>
        </mrow>
      </msup>
      <mi mathvariant="normal">:</mi>
      <mn>0</mn>
    </mrow>
    <annotation encoding="StarMath 5.0">[log(e^{x^-s})^3]^{"+"}_n = (n&gt;2) ? x^{ -3 s }:0</annotation>
  </semantics>
</math>
</file>

<file path=Object 4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log (e^{x^-s}))^k]^{"+"}_n = 0 if k&gt;n</annotation>
  </semantics>
</math>
</file>

<file path=Object 4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≥</mo>
              <mi>k</mi>
            </mrow>
          </mrow>
          <mo fence="true" stretchy="false">)</mo>
        </mrow>
      </mrow>
      <mi>?</mi>
      <mrow>
        <msup>
          <mi>x</mi>
          <mrow>
            <mo stretchy="false">−</mo>
            <mi>s</mi>
          </mrow>
        </msup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  <mtext>+</mtext>
        </msubsup>
      </mrow>
      <mi mathvariant="normal">:</mi>
      <mn>0</mn>
    </mrow>
    <annotation encoding="StarMath 5.0">[(log (e^{x^-s}))^k]^{"+"}_n = (n&gt;=k) ? x^{ -s } cdot [(log (e^{x^-s}))^{k-1}]^{"+"}_n:0</annotation>
  </semantics>
</math>
</file>

<file path=Object 4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e^{z cdot x^-s}]^{"+"}_n = sum from k = 0  {z^k over {k!}} [(log e^{x^-s})^k]^{"+"}_n</annotation>
  </semantics>
</math>
</file>

<file path=Object 4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( binom{z}{k} )[(1 over {1-x^-s}-1)^k]^{"+"}_n</annotation>
  </semantics>
</math>
</file>

<file path=Object 4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i>e</mi>
              <mrow>
                <mi>j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(e^{x^-s}-1)^k]^{"+"}_n = sum from j = 0 to k (-1)^{k-j}( binom{k}{j} )[e^{j cdot x^-s}]^{"+"}_n</annotation>
  </semantics>
</math>
</file>

<file path=Object 4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-s})]^{"+"}_n = sum from k = 1 {(-1)^{k+1} over k}[(e^{x^-s}-1)^k]^{"+"}_n</annotation>
  </semantics>
</math>
</file>

<file path=Object 4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log (e^{x^-s})]^{"+"}_n = lim from {z rightarrow 0}{} { partial over {partial z }}[e^{z cdot x^-s}]^{"+"}_n</annotation>
  </semantics>
</math>
</file>

<file path=Object 4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(log (e^{x^-s}))^k]^{"+"}_n = lim from {z rightarrow 0}{} { partial^k over {partial z^k }}[e^{z cdot x^-s} ]^{"+"}_n</annotation>
  </semantics>
</math>
</file>

<file path=Object 5/content.xml><?xml version="1.0" encoding="utf-8"?>
<math xmlns="http://www.w3.org/1998/Math/MathML" display="block">
  <semantics>
    <mrow>
      <msubsup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sup>
          <mi>x</mi>
          <mrow>
            <mrow>
              <mo stretchy="false">−</mo>
              <mi>s</mi>
            </mrow>
            <mo stretchy="false">⋅</mo>
            <mi>j</mi>
          </mrow>
        </msup>
      </mrow>
    </mrow>
    <annotation encoding="StarMath 5.0">[1 over {1-x^-s}]^{"+"}_n = sum from j = 0 to n x^{ -s cdot j }</annotation>
  </semantics>
</math>
</file>

<file path=Object 50/content.xml><?xml version="1.0" encoding="utf-8"?>
<math xmlns="http://www.w3.org/1998/Math/MathML" display="block">
  <semantics>
    <mrow>
      <msubsup>
        <mrow>
          <mo fence="true" stretchy="false">[</mo>
          <mrow>
            <mrow>
              <mi>cos</mi>
              <msup>
                <mi>x</mi>
                <mrow>
                  <mo stretchy="false">−</mo>
                  <mi>s</mi>
                </mrow>
              </msup>
            </mrow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  <mo stretchy="false">⋅</mo>
        <msup>
          <mi>x</mi>
          <mrow>
            <mrow>
              <mrow>
                <mo stretchy="false">−</mo>
                <mi>s</mi>
              </mrow>
              <mo stretchy="false">⋅</mo>
              <mn>2</mn>
            </mrow>
            <mi>j</mi>
          </mrow>
        </msup>
      </mrow>
    </mrow>
    <annotation encoding="StarMath 5.0">[cos{x^-s}]^{"+"}_n = sum from j = 0 to lfloor n/2 rfloor {(-1)^j over {(2j)!}} cdot {x^{ -s cdot 2 j }}</annotation>
  </semantics>
</math>
</file>

<file path=Object 5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cos</mi>
                    <msup>
                      <mi>x</mi>
                      <mrow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row>
            <mo fence="true" stretchy="false">⌊</mo>
            <mrow>
              <mrow>
                <mi>n</mi>
                <mo stretchy="false">/</mo>
                <mn>2</mn>
              </mrow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row>
                          <mi>n</mi>
                          <mo stretchy="false">−</mo>
                          <mn>2</mn>
                        </mrow>
                        <mi>j</mi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row>
            <mo fence="true" stretchy="false">(</mo>
            <mrow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j</mi>
                      <mo stretchy="false">+</mo>
                      <mi>k</mi>
                    </mrow>
                  </msup>
                  <mrow>
                    <mrow>
                      <mo fence="true" stretchy="false">(</mo>
                      <mrow>
                        <mrow>
                          <mn>2</mn>
                          <mi>j</mi>
                        </mrow>
                      </mrow>
                      <mo fence="true" stretchy="false">)</mo>
                    </mrow>
                    <mi>!</mi>
                    <mrow>
                      <mo fence="true" stretchy="false">(</mo>
                      <mrow>
                        <mrow>
                          <mn>2</mn>
                          <mi>k</mi>
                        </mrow>
                      </mrow>
                      <mo fence="true" stretchy="false">)</mo>
                    </mrow>
                    <mi>!</mi>
                  </mrow>
                </mfrac>
                <mo stretchy="false">⋅</mo>
                <msup>
                  <mi>x</mi>
                  <mrow>
                    <mrow>
                      <mrow>
                        <mo stretchy="false">−</mo>
                        <mi>s</mi>
                      </mrow>
                      <mo stretchy="false">⋅</mo>
                      <mn>2</mn>
                    </mrow>
                    <mrow>
                      <mo fence="true" stretchy="false">(</mo>
                      <mrow>
                        <mrow>
                          <mi>j</mi>
                          <mo stretchy="false">+</mo>
                          <mi>k</mi>
                        </mrow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[(cos{x^-s})^2]^{"+"}_n = sum from j = 0 to lfloor n/2 rfloor sum from k = 0 to lfloor (n-2j)/2 rfloor ({(-1)^{j+k} over {(2j)!(2k)!}} cdot {x^{ -s cdot 2 (j+k) }})</annotation>
  </semantics>
</math>
</file>

<file path=Object 5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cos{x^-s})^0]^{"+"}_n = bold{ 1 }_{ n&gt;=0 }( n )</annotation>
  </semantics>
</math>
</file>

<file path=Object 5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</mrow>
      <mrow>
        <msup>
          <mi>x</mi>
          <mrow>
            <mrow>
              <mo stretchy="false">−</mo>
              <mn>2</mn>
            </mrow>
            <mi>j</mi>
          </mrow>
        </msup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row>
              <mi>n</mi>
              <mo stretchy="false">−</mo>
              <mn>2</mn>
            </mrow>
            <mi>j</mi>
          </mrow>
          <mtext>+</mtext>
        </msubsup>
      </mrow>
    </mrow>
    <annotation encoding="StarMath 5.0">[(cos {x^-s})^k]^{"+"}_n = sum from j = 0 to lfloor n/2 rfloor {(-1)^j over {(2 j)!}} x^{-2 j}cdot [ (cos{x^-s})^{k-1} ]^{"+"}_{ n-2j }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2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)^z = ({1-x^{-2 s}} over {1-x^-s})^z</annotation>
  </semantics>
</math>
</file>

<file path=Object 5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3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s})^z = ({1-x^{-3 s}} over {1-x^-s})^z</annotation>
  </semantics>
</math>
</file>

<file path=Object 5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3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4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 s}+x^{-3 s})^z = ({1-x^{-4 s}} over {1-x^-s})^z</annotation>
  </semantics>
</math>
</file>

<file path=Object 57/content.xml><?xml version="1.0" encoding="utf-8"?>
<math xmlns="http://www.w3.org/1998/Math/MathML" display="block">
  <semantics>
    <mrow>
      <msubsup>
        <mrow>
          <mo fence="true" stretchy="false">[</mo>
          <mrow>
            <mrow>
              <mi>cos</mi>
              <mrow>
                <msup>
                  <mi>x</mi>
                  <mrow>
                    <mo stretchy="false">−</mo>
                    <mi>s</mi>
                  </mrow>
                </msup>
                <mo stretchy="false">−</mo>
                <mn>1</mn>
              </mrow>
            </mrow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  <mo stretchy="false">⋅</mo>
        <msup>
          <mi>x</mi>
          <mrow>
            <mrow>
              <mrow>
                <mo stretchy="false">−</mo>
                <mi>s</mi>
              </mrow>
              <mo stretchy="false">⋅</mo>
              <mn>2</mn>
            </mrow>
            <mi>j</mi>
          </mrow>
        </msup>
      </mrow>
    </mrow>
    <annotation encoding="StarMath 5.0">[cos{x^-s}-1]^{"+"}_n = sum from j = 1 to lfloor n/2 rfloor {(-1)^j over {(2j)!}} cdot {x^{ -s cdot 2 j }}</annotation>
  </semantics>
</math>
</file>

<file path=Object 5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row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</mrow>
      <msup>
        <mi>x</mi>
        <mrow>
          <mrow>
            <mo stretchy="false">−</mo>
            <mn>2</mn>
          </mrow>
          <mi>j</mi>
        </mrow>
      </msup>
      <msubsup>
        <mrow>
          <mo fence="true" stretchy="false">[</mo>
          <mrow>
            <msup>
              <mrow>
                <mo fence="true" stretchy="false">(</mo>
                <mrow>
                  <mrow>
                    <mi>cos</mi>
                    <mrow>
                      <msup>
                        <mi>x</mi>
                        <mrow>
                          <mo stretchy="false">−</mo>
                          <mi>s</mi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row>
            <mi>n</mi>
            <mo stretchy="false">−</mo>
            <mn>2</mn>
          </mrow>
          <mi>j</mi>
        </mrow>
        <mtext>+</mtext>
      </msubsup>
    </mrow>
    <annotation encoding="StarMath 5.0">[(cos {x^-s}-1)^k]^{"+"}_n = sum from j = 1 to lfloor n/2 rfloor {(-1)^j over {(2 j)!}} x^{-2 j} [ (cos{x^-s}-1)^{k-1} ]^{"+"}_{ n-2j }</annotation>
  </semantics>
</math>
</file>

<file path=Object 59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n>2</mn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n>2</mn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2 s k)} = (1 over {1-x^-{2s}})^z</annotation>
  </semantics>
</math>
</file>

<file path=Object 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sup>
            <mi>x</mi>
            <mrow>
              <mrow>
                <mo stretchy="false">−</mo>
                <mi>s</mi>
              </mrow>
              <mrow>
                <mo fence="true" stretchy="false">(</mo>
                <mrow>
                  <mrow>
                    <mi>j</mi>
                    <mo stretchy="false">+</mo>
                    <mi>k</mi>
                  </mrow>
                </mrow>
                <mo fence="true" stretchy="false">)</mo>
              </mrow>
            </mrow>
          </msup>
        </mrow>
      </mrow>
    </mrow>
    <annotation encoding="StarMath 5.0">[(1 over {1-x^-s})^2]^{"+"}_n = sum from j = 0 to n sum from k = 0 to n-j x^{ -s(j+k) }</annotation>
  </semantics>
</math>
</file>

<file path=Object 6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a</mi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i>a</mi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a s k)} = (1 over {1-x^-{a s}})^z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a</mi>
                  <mo stretchy="false">−</mo>
                  <mn>1</mn>
                </mrow>
              </munderover>
              <msup>
                <mi>x</mi>
                <mrow>
                  <mrow>
                    <mo stretchy="false">−</mo>
                    <mi>j</mi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sum from j = 0 to a-1 x^{-j s} )^z = ({1-x^{-a s}} over {1-x^-s})^z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s rightarrow 0}{}({1-x^{-a s}} over {1-x^-s})^z = lim from {x rightarrow 1}{}({1-x^{-a s}} over {1-x^-s})^z = a^z</annotation>
  </semantics>
</math>
</file>

<file path=Object 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  <mo stretchy="false">+</mo>
                      <mi>l</mi>
                    </mrow>
                  </mrow>
                  <mo fence="true" stretchy="false">)</mo>
                </mrow>
              </mrow>
            </msup>
          </mrow>
        </mrow>
      </mrow>
    </mrow>
    <annotation encoding="StarMath 5.0">[(1 over {1-x^-s})^3]^{"+"}_n = sum from j = 0 to n sum from k = 0 to n-j sum from l = 0 to n-j-k x^{ -s(j+k+l) }</annotation>
  </semantics>
</math>
</file>

<file path=Object 8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sup>
            <mi>x</mi>
            <mrow>
              <mrow>
                <mo stretchy="false">−</mo>
                <mi>s</mi>
              </mrow>
              <mi>j</mi>
            </mrow>
          </msup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-s})^k]^{"+"}_n = sum from j = 0 to n x^{-s j} cdot [ (1 over {1-x^-s})^{k-1} ]^{"+"}_{ n-j }</annotation>
  </semantics>
</math>
</file>

<file path=Object 9/content.xml><?xml version="1.0" encoding="utf-8"?>
<math xmlns="http://www.w3.org/1998/Math/MathML" display="block">
  <semantics>
    <mrow>
      <msubsup>
        <mrow>
          <mo fence="true" stretchy="false">[</mo>
          <mrow>
            <mrow>
              <mfrac>
                <mn>1</mn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p>
          <mi>x</mi>
          <mrow>
            <mrow>
              <mo stretchy="false">−</mo>
              <mi>s</mi>
            </mrow>
            <mi>j</mi>
          </mrow>
        </msup>
      </mrow>
    </mrow>
    <annotation encoding="StarMath 5.0">[1 over {1-x^-s}-1]^{"+"}_n = sum from j = 1 to n x^{ -s j }</annotation>
  </semantics>
</math>
</file>